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('C5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702474535226">
            <text:p>905.3702474535226</text:p>
          </table:table-cell>
          <table:table-cell office:value-type="float" office:value="34864.22502644961">
            <text:p>34864.22502644961</text:p>
          </table:table-cell>
          <table:table-cell office:value-type="float" office:value="13094">
            <text:p>13094</text:p>
          </table:table-cell>
          <table:table-cell office:value-type="float" office:value="48.42055450381388">
            <text:p>48.42055450381388</text:p>
          </table:table-cell>
          <table:table-cell office:value-type="string" office:value="">
            <text:p/>
          </table:table-cell>
          <table:table-cell office:value-type="float" office:value="12357.77260646021">
            <text:p>12357.77260646021</text:p>
          </table:table-cell>
          <table:table-cell office:value-type="float" office:value="934.2293526408347">
            <text:p>934.2293526408347</text:p>
          </table:table-cell>
          <table:table-cell office:value-type="float" office:value="0.6028267575157682">
            <text:p>0.6028267575157682</text:p>
          </table:table-cell>
          <table:table-cell office:value-type="float" office:value="0.07326322277367579">
            <text:p>0.073263222773675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770660150267">
            <text:p>906.3770660150267</text:p>
          </table:table-cell>
          <table:table-cell office:value-type="float" office:value="34883.3779497851">
            <text:p>34883.3779497851</text:p>
          </table:table-cell>
          <table:table-cell office:value-type="float" office:value="6252">
            <text:p>6252</text:p>
          </table:table-cell>
          <table:table-cell office:value-type="float" office:value="19.67546365033052">
            <text:p>19.67546365033052</text:p>
          </table:table-cell>
          <table:table-cell office:value-type="string" office:value="">
            <text:p/>
          </table:table-cell>
          <table:table-cell office:value-type="float" office:value="11727.21495217373">
            <text:p>11727.21495217373</text:p>
          </table:table-cell>
          <table:table-cell office:value-type="float" office:value="413.4857190935274">
            <text:p>413.4857190935274</text:p>
          </table:table-cell>
          <table:table-cell office:value-type="float" office:value="0.28783205193131073">
            <text:p>0.28783205193131073</text:p>
          </table:table-cell>
          <table:table-cell office:value-type="float" office:value="0.07728834763508984">
            <text:p>0.077288347635089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760437397525">
            <text:p>907.3760437397525</text:p>
          </table:table-cell>
          <table:table-cell office:value-type="float" office:value="34902.37115879033">
            <text:p>34902.37115879033</text:p>
          </table:table-cell>
          <table:table-cell office:value-type="float" office:value="3053">
            <text:p>3053</text:p>
          </table:table-cell>
          <table:table-cell office:value-type="float" office:value="6.229544604264192">
            <text:p>6.229544604264192</text:p>
          </table:table-cell>
          <table:table-cell office:value-type="string" office:value="">
            <text:p/>
          </table:table-cell>
          <table:table-cell office:value-type="float" office:value="11434.26995636114">
            <text:p>11434.26995636114</text:p>
          </table:table-cell>
          <table:table-cell office:value-type="float" office:value="132.6209975670602">
            <text:p>132.6209975670602</text:p>
          </table:table-cell>
          <table:table-cell office:value-type="float" office:value="0.14055522305602872">
            <text:p>0.14055522305602872</text:p>
          </table:table-cell>
          <table:table-cell office:value-type="float" office:value="0.07935583532685084">
            <text:p>0.079355835326850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0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4502418616374">
            <text:p>905.4502418616374</text:p>
          </table:table-cell>
          <table:table-cell office:value-type="float" office:value="34865.74716808048">
            <text:p>34865.74716808048</text:p>
          </table:table-cell>
          <table:table-cell office:value-type="float" office:value="4680">
            <text:p>4680</text:p>
          </table:table-cell>
          <table:table-cell office:value-type="float" office:value="16.04363055562209">
            <text:p>16.04363055562209</text:p>
          </table:table-cell>
          <table:table-cell office:value-type="string" office:value="">
            <text:p/>
          </table:table-cell>
          <table:table-cell office:value-type="float" office:value="15522.42320182998">
            <text:p>15522.42320182998</text:p>
          </table:table-cell>
          <table:table-cell office:value-type="float" office:value="217.4823380007213">
            <text:p>217.4823380007213</text:p>
          </table:table-cell>
          <table:table-cell office:value-type="float" office:value="0.4860317790009347">
            <text:p>0.4860317790009347</text:p>
          </table:table-cell>
          <table:table-cell office:value-type="float" office:value="0.05833175852046679">
            <text:p>0.058331758520466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4537400857098">
            <text:p>906.4537400857098</text:p>
          </table:table-cell>
          <table:table-cell office:value-type="float" office:value="34884.83609902152">
            <text:p>34884.83609902152</text:p>
          </table:table-cell>
          <table:table-cell office:value-type="float" office:value="2757">
            <text:p>2757</text:p>
          </table:table-cell>
          <table:table-cell office:value-type="float" office:value="6.389798843905738">
            <text:p>6.389798843905738</text:p>
          </table:table-cell>
          <table:table-cell office:value-type="string" office:value="">
            <text:p/>
          </table:table-cell>
          <table:table-cell office:value-type="float" office:value="14601.37858602918">
            <text:p>14601.37858602918</text:p>
          </table:table-cell>
          <table:table-cell office:value-type="float" office:value="90.73876195709914">
            <text:p>90.73876195709914</text:p>
          </table:table-cell>
          <table:table-cell office:value-type="float" office:value="0.2863225672447814">
            <text:p>0.2863225672447814</text:p>
          </table:table-cell>
          <table:table-cell office:value-type="float" office:value="0.06208001078425694">
            <text:p>0.062080010784256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5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5351275668903">
            <text:p>905.5351275668903</text:p>
          </table:table-cell>
          <table:table-cell office:value-type="float" office:value="34867.36230795599">
            <text:p>34867.36230795599</text:p>
          </table:table-cell>
          <table:table-cell office:value-type="float" office:value="7987">
            <text:p>7987</text:p>
          </table:table-cell>
          <table:table-cell office:value-type="float" office:value="29.65102440351459">
            <text:p>29.65102440351459</text:p>
          </table:table-cell>
          <table:table-cell office:value-type="string" office:value="">
            <text:p/>
          </table:table-cell>
          <table:table-cell office:value-type="float" office:value="13495.09357715164">
            <text:p>13495.09357715164</text:p>
          </table:table-cell>
          <table:table-cell office:value-type="float" office:value="476.7954505946204">
            <text:p>476.7954505946204</text:p>
          </table:table-cell>
          <table:table-cell office:value-type="float" office:value="0.4513449367088608">
            <text:p>0.4513449367088608</text:p>
          </table:table-cell>
          <table:table-cell office:value-type="float" office:value="0.06710106324123899">
            <text:p>0.0671010632412389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5397830363687">
            <text:p>906.5397830363687</text:p>
          </table:table-cell>
          <table:table-cell office:value-type="float" office:value="34886.47234719459">
            <text:p>34886.47234719459</text:p>
          </table:table-cell>
          <table:table-cell office:value-type="float" office:value="4056">
            <text:p>4056</text:p>
          </table:table-cell>
          <table:table-cell office:value-type="float" office:value="11.46679446841057">
            <text:p>11.46679446841057</text:p>
          </table:table-cell>
          <table:table-cell office:value-type="string" office:value="">
            <text:p/>
          </table:table-cell>
          <table:table-cell office:value-type="float" office:value="14872.41177808317">
            <text:p>14872.41177808317</text:p>
          </table:table-cell>
          <table:table-cell office:value-type="float" office:value="185.7313789424286">
            <text:p>185.7313789424286</text:p>
          </table:table-cell>
          <table:table-cell office:value-type="float" office:value="0.22920433996383363">
            <text:p>0.22920433996383363</text:p>
          </table:table-cell>
          <table:table-cell office:value-type="float" office:value="0.060954456920853765">
            <text:p>0.0609544569208537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6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799579050071">
            <text:p>905.3799579050071</text:p>
          </table:table-cell>
          <table:table-cell office:value-type="float" office:value="34864.409801497015">
            <text:p>34864.409801497015</text:p>
          </table:table-cell>
          <table:table-cell office:value-type="float" office:value="10826">
            <text:p>10826</text:p>
          </table:table-cell>
          <table:table-cell office:value-type="float" office:value="41.10996675049967">
            <text:p>41.10996675049967</text:p>
          </table:table-cell>
          <table:table-cell office:value-type="string" office:value="">
            <text:p/>
          </table:table-cell>
          <table:table-cell office:value-type="float" office:value="14330.73270709797">
            <text:p>14330.73270709797</text:p>
          </table:table-cell>
          <table:table-cell office:value-type="float" office:value="636.4351029196852">
            <text:p>636.4351029196852</text:p>
          </table:table-cell>
          <table:table-cell office:value-type="float" office:value="0.35110592203411817">
            <text:p>0.35110592203411817</text:p>
          </table:table-cell>
          <table:table-cell office:value-type="float" office:value="0.06317750644086573">
            <text:p>0.063177506440865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841986395263">
            <text:p>906.3841986395263</text:p>
          </table:table-cell>
          <table:table-cell office:value-type="float" office:value="34883.513597093595">
            <text:p>34883.513597093595</text:p>
          </table:table-cell>
          <table:table-cell office:value-type="float" office:value="4770">
            <text:p>4770</text:p>
          </table:table-cell>
          <table:table-cell office:value-type="float" office:value="14.41345833498178">
            <text:p>14.41345833498178</text:p>
          </table:table-cell>
          <table:table-cell office:value-type="string" office:value="">
            <text:p/>
          </table:table-cell>
          <table:table-cell office:value-type="float" office:value="14539.11685958662">
            <text:p>14539.11685958662</text:p>
          </table:table-cell>
          <table:table-cell office:value-type="float" office:value="243.3243629085789">
            <text:p>243.3243629085789</text:p>
          </table:table-cell>
          <table:table-cell office:value-type="float" office:value="0.15469935785172212">
            <text:p>0.15469935785172212</text:p>
          </table:table-cell>
          <table:table-cell office:value-type="float" office:value="0.06234107665500233">
            <text:p>0.0623410766550023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804530893304">
            <text:p>907.3804530893304</text:p>
          </table:table-cell>
          <table:table-cell office:value-type="float" office:value="34902.454968906466">
            <text:p>34902.454968906466</text:p>
          </table:table-cell>
          <table:table-cell office:value-type="float" office:value="2551">
            <text:p>2551</text:p>
          </table:table-cell>
          <table:table-cell office:value-type="float" office:value="4.543642288346749">
            <text:p>4.543642288346749</text:p>
          </table:table-cell>
          <table:table-cell office:value-type="string" office:value="">
            <text:p/>
          </table:table-cell>
          <table:table-cell office:value-type="float" office:value="14048.30170769126">
            <text:p>14048.30170769126</text:p>
          </table:table-cell>
          <table:table-cell office:value-type="float" office:value="74.75460760195419">
            <text:p>74.75460760195419</text:p>
          </table:table-cell>
          <table:table-cell office:value-type="float" office:value="0.08273334630602582">
            <text:p>0.08273334630602582</text:p>
          </table:table-cell>
          <table:table-cell office:value-type="float" office:value="0.0645900459692257">
            <text:p>0.064590045969225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1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4728021263451">
            <text:p>905.4728021263451</text:p>
          </table:table-cell>
          <table:table-cell office:value-type="float" office:value="34866.17643485465">
            <text:p>34866.17643485465</text:p>
          </table:table-cell>
          <table:table-cell office:value-type="float" office:value="3463">
            <text:p>3463</text:p>
          </table:table-cell>
          <table:table-cell office:value-type="float" office:value="10.2002240419483">
            <text:p>10.2002240419483</text:p>
          </table:table-cell>
          <table:table-cell office:value-type="string" office:value="">
            <text:p/>
          </table:table-cell>
          <table:table-cell office:value-type="float" office:value="13865.62421740992">
            <text:p>13865.62421740992</text:p>
          </table:table-cell>
          <table:table-cell office:value-type="float" office:value="147.3261343743064">
            <text:p>147.3261343743064</text:p>
          </table:table-cell>
          <table:table-cell office:value-type="float" office:value="0.3499393694421989">
            <text:p>0.3499393694421989</text:p>
          </table:table-cell>
          <table:table-cell office:value-type="float" office:value="0.06530342867574743">
            <text:p>0.065303428675747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6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5494183906167">
            <text:p>905.5494183906167</text:p>
          </table:table-cell>
          <table:table-cell office:value-type="float" office:value="34867.63421527472">
            <text:p>34867.63421527472</text:p>
          </table:table-cell>
          <table:table-cell office:value-type="float" office:value="7321">
            <text:p>7321</text:p>
          </table:table-cell>
          <table:table-cell office:value-type="float" office:value="26.18517898476559">
            <text:p>26.18517898476559</text:p>
          </table:table-cell>
          <table:table-cell office:value-type="string" office:value="">
            <text:p/>
          </table:table-cell>
          <table:table-cell office:value-type="float" office:value="15109.39390201316">
            <text:p>15109.39390201316</text:p>
          </table:table-cell>
          <table:table-cell office:value-type="float" office:value="393.1014702658761">
            <text:p>393.1014702658761</text:p>
          </table:table-cell>
          <table:table-cell office:value-type="float" office:value="0.41961368716684816">
            <text:p>0.41961368716684816</text:p>
          </table:table-cell>
          <table:table-cell office:value-type="float" office:value="0.05993287515457269">
            <text:p>0.0599328751545726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555928721829">
            <text:p>906.555928721829</text:p>
          </table:table-cell>
          <table:table-cell office:value-type="float" office:value="34886.77937525909">
            <text:p>34886.77937525909</text:p>
          </table:table-cell>
          <table:table-cell office:value-type="float" office:value="3712">
            <text:p>3712</text:p>
          </table:table-cell>
          <table:table-cell office:value-type="float" office:value="9.881341567258833">
            <text:p>9.881341567258833</text:p>
          </table:table-cell>
          <table:table-cell office:value-type="string" office:value="">
            <text:p/>
          </table:table-cell>
          <table:table-cell office:value-type="float" office:value="14490.72523097246">
            <text:p>14490.72523097246</text:p>
          </table:table-cell>
          <table:table-cell office:value-type="float" office:value="149.185553276589">
            <text:p>149.185553276589</text:p>
          </table:table-cell>
          <table:table-cell office:value-type="float" office:value="0.21275864045394624">
            <text:p>0.21275864045394624</text:p>
          </table:table-cell>
          <table:table-cell office:value-type="float" office:value="0.06256111507684635">
            <text:p>0.062561115076846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7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983486887654">
            <text:p>905.3983486887654</text:p>
          </table:table-cell>
          <table:table-cell office:value-type="float" office:value="34864.75974727079">
            <text:p>34864.75974727079</text:p>
          </table:table-cell>
          <table:table-cell office:value-type="float" office:value="5340">
            <text:p>5340</text:p>
          </table:table-cell>
          <table:table-cell office:value-type="float" office:value="17.22869081350879">
            <text:p>17.22869081350879</text:p>
          </table:table-cell>
          <table:table-cell office:value-type="string" office:value="">
            <text:p/>
          </table:table-cell>
          <table:table-cell office:value-type="float" office:value="15403.69435773897">
            <text:p>15403.69435773897</text:p>
          </table:table-cell>
          <table:table-cell office:value-type="float" office:value="265.9704668015083">
            <text:p>265.9704668015083</text:p>
          </table:table-cell>
          <table:table-cell office:value-type="float" office:value="0.25083376391563716">
            <text:p>0.25083376391563716</text:p>
          </table:table-cell>
          <table:table-cell office:value-type="float" office:value="0.05877800011228373">
            <text:p>0.058778000112283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4018723411267">
            <text:p>906.4018723411267</text:p>
          </table:table-cell>
          <table:table-cell office:value-type="float" office:value="34883.84971090125">
            <text:p>34883.84971090125</text:p>
          </table:table-cell>
          <table:table-cell office:value-type="float" office:value="3060">
            <text:p>3060</text:p>
          </table:table-cell>
          <table:table-cell office:value-type="float" office:value="6.412854653561702">
            <text:p>6.412854653561702</text:p>
          </table:table-cell>
          <table:table-cell office:value-type="string" office:value="">
            <text:p/>
          </table:table-cell>
          <table:table-cell office:value-type="float" office:value="14873.96051307553">
            <text:p>14873.96051307553</text:p>
          </table:table-cell>
          <table:table-cell office:value-type="float" office:value="105.0296575400808">
            <text:p>105.0296575400808</text:p>
          </table:table-cell>
          <table:table-cell office:value-type="float" office:value="0.1437362017943539">
            <text:p>0.1437362017943539</text:p>
          </table:table-cell>
          <table:table-cell office:value-type="float" office:value="0.06093883814901344">
            <text:p>0.060938838149013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2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4846987239998">
            <text:p>905.4846987239998</text:p>
          </table:table-cell>
          <table:table-cell office:value-type="float" office:value="34866.40279590895">
            <text:p>34866.40279590895</text:p>
          </table:table-cell>
          <table:table-cell office:value-type="float" office:value="3876">
            <text:p>3876</text:p>
          </table:table-cell>
          <table:table-cell office:value-type="float" office:value="11.49371917028012">
            <text:p>11.49371917028012</text:p>
          </table:table-cell>
          <table:table-cell office:value-type="string" office:value="">
            <text:p/>
          </table:table-cell>
          <table:table-cell office:value-type="float" office:value="14775.40678438315">
            <text:p>14775.40678438315</text:p>
          </table:table-cell>
          <table:table-cell office:value-type="float" office:value="165.9502206475511">
            <text:p>165.9502206475511</text:p>
          </table:table-cell>
          <table:table-cell office:value-type="float" office:value="0.3148915427735803">
            <text:p>0.3148915427735803</text:p>
          </table:table-cell>
          <table:table-cell office:value-type="float" office:value="0.061283233141239186">
            <text:p>0.06128323314123918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4893848214975">
            <text:p>906.4893848214975</text:p>
          </table:table-cell>
          <table:table-cell office:value-type="float" office:value="34885.513951739646">
            <text:p>34885.513951739646</text:p>
          </table:table-cell>
          <table:table-cell office:value-type="float" office:value="2506">
            <text:p>2506</text:p>
          </table:table-cell>
          <table:table-cell office:value-type="float" office:value="4.802769245551266">
            <text:p>4.802769245551266</text:p>
          </table:table-cell>
          <table:table-cell office:value-type="string" office:value="">
            <text:p/>
          </table:table-cell>
          <table:table-cell office:value-type="float" office:value="15079.79364995507">
            <text:p>15079.79364995507</text:p>
          </table:table-cell>
          <table:table-cell office:value-type="float" office:value="73.55906398911812">
            <text:p>73.55906398911812</text:p>
          </table:table-cell>
          <table:table-cell office:value-type="float" office:value="0.20359086847022503">
            <text:p>0.20359086847022503</text:p>
          </table:table-cell>
          <table:table-cell office:value-type="float" office:value="0.06011285073680026">
            <text:p>0.0601128507368002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7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5779469724232">
            <text:p>905.5779469724232</text:p>
          </table:table-cell>
          <table:table-cell office:value-type="float" office:value="34868.17701380321">
            <text:p>34868.17701380321</text:p>
          </table:table-cell>
          <table:table-cell office:value-type="float" office:value="2613">
            <text:p>2613</text:p>
          </table:table-cell>
          <table:table-cell office:value-type="float" office:value="5.751553256461035">
            <text:p>5.751553256461035</text:p>
          </table:table-cell>
          <table:table-cell office:value-type="string" office:value="">
            <text:p/>
          </table:table-cell>
          <table:table-cell office:value-type="float" office:value="11585.257141288">
            <text:p>11585.257141288</text:p>
          </table:table-cell>
          <table:table-cell office:value-type="float" office:value="86.11031777065729">
            <text:p>86.11031777065729</text:p>
          </table:table-cell>
          <table:table-cell office:value-type="float" office:value="0.35657751091703055">
            <text:p>0.35657751091703055</text:p>
          </table:table-cell>
          <table:table-cell office:value-type="float" office:value="0.07816640890473535">
            <text:p>0.078166408904735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8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4211929569603">
            <text:p>905.4211929569603</text:p>
          </table:table-cell>
          <table:table-cell office:value-type="float" office:value="34865.19443041423">
            <text:p>34865.19443041423</text:p>
          </table:table-cell>
          <table:table-cell office:value-type="float" office:value="3392">
            <text:p>3392</text:p>
          </table:table-cell>
          <table:table-cell office:value-type="float" office:value="8.133607135673723">
            <text:p>8.133607135673723</text:p>
          </table:table-cell>
          <table:table-cell office:value-type="string" office:value="">
            <text:p/>
          </table:table-cell>
          <table:table-cell office:value-type="float" office:value="15271.45990286187">
            <text:p>15271.45990286187</text:p>
          </table:table-cell>
          <table:table-cell office:value-type="float" office:value="116.9828500067805">
            <text:p>116.9828500067805</text:p>
          </table:table-cell>
          <table:table-cell office:value-type="float" office:value="0.20334512319405312">
            <text:p>0.20334512319405312</text:p>
          </table:table-cell>
          <table:table-cell office:value-type="float" office:value="0.05928845039807127">
            <text:p>0.059288450398071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3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5095291764542">
            <text:p>905.5095291764542</text:p>
          </table:table-cell>
          <table:table-cell office:value-type="float" office:value="34866.875249489276">
            <text:p>34866.875249489276</text:p>
          </table:table-cell>
          <table:table-cell office:value-type="float" office:value="2948">
            <text:p>2948</text:p>
          </table:table-cell>
          <table:table-cell office:value-type="float" office:value="5.941240188054787">
            <text:p>5.941240188054787</text:p>
          </table:table-cell>
          <table:table-cell office:value-type="string" office:value="">
            <text:p/>
          </table:table-cell>
          <table:table-cell office:value-type="float" office:value="12459.3369985728">
            <text:p>12459.3369985728</text:p>
          </table:table-cell>
          <table:table-cell office:value-type="float" office:value="115.3279402321414">
            <text:p>115.3279402321414</text:p>
          </table:table-cell>
          <table:table-cell office:value-type="float" office:value="0.17640019147917663">
            <text:p>0.17640019147917663</text:p>
          </table:table-cell>
          <table:table-cell office:value-type="float" office:value="0.07267718412947487">
            <text:p>0.0726771841294748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8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5872047878505">
            <text:p>905.5872047878505</text:p>
          </table:table-cell>
          <table:table-cell office:value-type="float" office:value="34868.35315560996">
            <text:p>34868.35315560996</text:p>
          </table:table-cell>
          <table:table-cell office:value-type="float" office:value="2290">
            <text:p>2290</text:p>
          </table:table-cell>
          <table:table-cell office:value-type="float" office:value="4.416179664436175">
            <text:p>4.416179664436175</text:p>
          </table:table-cell>
          <table:table-cell office:value-type="string" office:value="">
            <text:p/>
          </table:table-cell>
          <table:table-cell office:value-type="float" office:value="16042.58972901374">
            <text:p>16042.58972901374</text:p>
          </table:table-cell>
          <table:table-cell office:value-type="float" office:value="59.62245143734749">
            <text:p>59.62245143734749</text:p>
          </table:table-cell>
          <table:table-cell office:value-type="float" office:value="0.29934640522875816">
            <text:p>0.29934640522875816</text:p>
          </table:table-cell>
          <table:table-cell office:value-type="float" office:value="0.05644894122985989">
            <text:p>0.056448941229859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C14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5158787496339">
            <text:p>905.5158787496339</text:p>
          </table:table-cell>
          <table:table-cell office:value-type="float" office:value="34866.996062940074">
            <text:p>34866.996062940074</text:p>
          </table:table-cell>
          <table:table-cell office:value-type="float" office:value="2465">
            <text:p>2465</text:p>
          </table:table-cell>
          <table:table-cell office:value-type="float" office:value="4.169903669855227">
            <text:p>4.169903669855227</text:p>
          </table:table-cell>
          <table:table-cell office:value-type="string" office:value="">
            <text:p/>
          </table:table-cell>
          <table:table-cell office:value-type="float" office:value="18771.5770445441">
            <text:p>18771.5770445441</text:p>
          </table:table-cell>
          <table:table-cell office:value-type="float" office:value="47.86791699245894">
            <text:p>47.86791699245894</text:p>
          </table:table-cell>
          <table:table-cell office:value-type="float" office:value="0.15819535361314338">
            <text:p>0.15819535361314338</text:p>
          </table:table-cell>
          <table:table-cell office:value-type="float" office:value="0.04823866831225132">
            <text:p>0.048238668312251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6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91992482434">
            <text:p>905.391992482434</text:p>
          </table:table-cell>
          <table:table-cell office:value-type="float" office:value="34864.6387997273">
            <text:p>34864.6387997273</text:p>
          </table:table-cell>
          <table:table-cell office:value-type="float" office:value="4011">
            <text:p>4011</text:p>
          </table:table-cell>
          <table:table-cell office:value-type="float" office:value="15.2870374267943">
            <text:p>15.2870374267943</text:p>
          </table:table-cell>
          <table:table-cell office:value-type="string" office:value="">
            <text:p/>
          </table:table-cell>
          <table:table-cell office:value-type="float" office:value="15157.0688017548">
            <text:p>15157.0688017548</text:p>
          </table:table-cell>
          <table:table-cell office:value-type="float" office:value="187.765760839206">
            <text:p>187.765760839206</text:p>
          </table:table-cell>
          <table:table-cell office:value-type="float" office:value="0.722702702702703">
            <text:p>0.722702702702703</text:p>
          </table:table-cell>
          <table:table-cell office:value-type="float" office:value="0.0597339765573679">
            <text:p>0.05973397655736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99479756429">
            <text:p>906.399479756429</text:p>
          </table:table-cell>
          <table:table-cell office:value-type="float" office:value="34883.8042095475">
            <text:p>34883.8042095475</text:p>
          </table:table-cell>
          <table:table-cell office:value-type="float" office:value="2459">
            <text:p>2459</text:p>
          </table:table-cell>
          <table:table-cell office:value-type="float" office:value="6.28587581813769">
            <text:p>6.28587581813769</text:p>
          </table:table-cell>
          <table:table-cell office:value-type="string" office:value="">
            <text:p/>
          </table:table-cell>
          <table:table-cell office:value-type="float" office:value="13433.7471556043">
            <text:p>13433.7471556043</text:p>
          </table:table-cell>
          <table:table-cell office:value-type="float" office:value="79.6229388154885">
            <text:p>79.6229388154885</text:p>
          </table:table-cell>
          <table:table-cell office:value-type="float" office:value="0.443063063063063">
            <text:p>0.443063063063063</text:p>
          </table:table-cell>
          <table:table-cell office:value-type="float" office:value="0.0674718281695732">
            <text:p>0.06747182816957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6', '1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905.88241852858">
            <text:p>1905.88241852858</text:p>
          </table:table-cell>
          <table:table-cell office:value-type="float" office:value="50387.1211915246">
            <text:p>50387.1211915246</text:p>
          </table:table-cell>
          <table:table-cell office:value-type="float" office:value="2132">
            <text:p>2132</text:p>
          </table:table-cell>
          <table:table-cell office:value-type="float" office:value="5.12198441372702">
            <text:p>5.12198441372702</text:p>
          </table:table-cell>
          <table:table-cell office:value-type="string" office:value="">
            <text:p/>
          </table:table-cell>
          <table:table-cell office:value-type="float" office:value="19304.5400243302">
            <text:p>19304.5400243302</text:p>
          </table:table-cell>
          <table:table-cell office:value-type="float" office:value="93.6256858095329">
            <text:p>93.6256858095329</text:p>
          </table:table-cell>
          <table:table-cell office:value-type="float" office:value="0.384144144144144">
            <text:p>0.384144144144144</text:p>
          </table:table-cell>
          <table:table-cell office:value-type="float" office:value="0.0987271603532918">
            <text:p>0.09872716035329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06.88598627587">
            <text:p>1906.88598627587</text:p>
          </table:table-cell>
          <table:table-cell office:value-type="float" office:value="50400.2610055482">
            <text:p>50400.2610055482</text:p>
          </table:table-cell>
          <table:table-cell office:value-type="float" office:value="2380">
            <text:p>2380</text:p>
          </table:table-cell>
          <table:table-cell office:value-type="float" office:value="6.72975883087853">
            <text:p>6.72975883087853</text:p>
          </table:table-cell>
          <table:table-cell office:value-type="string" office:value="">
            <text:p/>
          </table:table-cell>
          <table:table-cell office:value-type="float" office:value="21481.1800540683">
            <text:p>21481.1800540683</text:p>
          </table:table-cell>
          <table:table-cell office:value-type="float" office:value="104.849905899122">
            <text:p>104.849905899122</text:p>
          </table:table-cell>
          <table:table-cell office:value-type="float" office:value="0.428828828828829">
            <text:p>0.428828828828829</text:p>
          </table:table-cell>
          <table:table-cell office:value-type="float" office:value="0.0887700760142707">
            <text:p>0.08877007601427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7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408990150769">
            <text:p>905.408990150769</text:p>
          </table:table-cell>
          <table:table-cell office:value-type="float" office:value="34864.9622348168">
            <text:p>34864.9622348168</text:p>
          </table:table-cell>
          <table:table-cell office:value-type="float" office:value="13135">
            <text:p>13135</text:p>
          </table:table-cell>
          <table:table-cell office:value-type="float" office:value="65.7071015978036">
            <text:p>65.7071015978036</text:p>
          </table:table-cell>
          <table:table-cell office:value-type="string" office:value="">
            <text:p/>
          </table:table-cell>
          <table:table-cell office:value-type="float" office:value="14336.1367307219">
            <text:p>14336.1367307219</text:p>
          </table:table-cell>
          <table:table-cell office:value-type="float" office:value="826.297904278571">
            <text:p>826.297904278571</text:p>
          </table:table-cell>
          <table:table-cell office:value-type="float" office:value="0.597697488168912">
            <text:p>0.597697488168912</text:p>
          </table:table-cell>
          <table:table-cell office:value-type="float" office:value="0.0631557167148458">
            <text:p>0.06315571671484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414865621202">
            <text:p>906.414865621202</text:p>
          </table:table-cell>
          <table:table-cell office:value-type="float" office:value="34884.0968115844">
            <text:p>34884.0968115844</text:p>
          </table:table-cell>
          <table:table-cell office:value-type="float" office:value="6191">
            <text:p>6191</text:p>
          </table:table-cell>
          <table:table-cell office:value-type="float" office:value="26.9326579909943">
            <text:p>26.9326579909943</text:p>
          </table:table-cell>
          <table:table-cell office:value-type="string" office:value="">
            <text:p/>
          </table:table-cell>
          <table:table-cell office:value-type="float" office:value="14512.7850816393">
            <text:p>14512.7850816393</text:p>
          </table:table-cell>
          <table:table-cell office:value-type="float" office:value="347.511276287972">
            <text:p>347.511276287972</text:p>
          </table:table-cell>
          <table:table-cell office:value-type="float" office:value="0.281716417910448">
            <text:p>0.281716417910448</text:p>
          </table:table-cell>
          <table:table-cell office:value-type="float" office:value="0.0624563004635092">
            <text:p>0.062456300463509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414824615715">
            <text:p>907.414824615715</text:p>
          </table:table-cell>
          <table:table-cell office:value-type="float" office:value="34903.1082740379">
            <text:p>34903.1082740379</text:p>
          </table:table-cell>
          <table:table-cell office:value-type="float" office:value="2773">
            <text:p>2773</text:p>
          </table:table-cell>
          <table:table-cell office:value-type="float" office:value="7.10931963888577">
            <text:p>7.10931963888577</text:p>
          </table:table-cell>
          <table:table-cell office:value-type="string" office:value="">
            <text:p/>
          </table:table-cell>
          <table:table-cell office:value-type="float" office:value="14342.7437444229">
            <text:p>14342.7437444229</text:p>
          </table:table-cell>
          <table:table-cell office:value-type="float" office:value="96.8173358464438">
            <text:p>96.8173358464438</text:p>
          </table:table-cell>
          <table:table-cell office:value-type="float" office:value="0.126183108846014">
            <text:p>0.126183108846014</text:p>
          </table:table-cell>
          <table:table-cell office:value-type="float" office:value="0.0632664740293194">
            <text:p>0.06326647402931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8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430350598006">
            <text:p>905.430350598006</text:p>
          </table:table-cell>
          <table:table-cell office:value-type="float" office:value="34865.368681427">
            <text:p>34865.368681427</text:p>
          </table:table-cell>
          <table:table-cell office:value-type="float" office:value="4592">
            <text:p>4592</text:p>
          </table:table-cell>
          <table:table-cell office:value-type="float" office:value="12.9158352383509">
            <text:p>12.9158352383509</text:p>
          </table:table-cell>
          <table:table-cell office:value-type="string" office:value="">
            <text:p/>
          </table:table-cell>
          <table:table-cell office:value-type="float" office:value="15150.2154860813">
            <text:p>15150.2154860813</text:p>
          </table:table-cell>
          <table:table-cell office:value-type="float" office:value="242.394314820367">
            <text:p>242.394314820367</text:p>
          </table:table-cell>
          <table:table-cell office:value-type="float" office:value="0.577247014456317">
            <text:p>0.577247014456317</text:p>
          </table:table-cell>
          <table:table-cell office:value-type="float" office:value="0.0597635295306418">
            <text:p>0.05976352953064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43346558032">
            <text:p>906.43346558032</text:p>
          </table:table-cell>
          <table:table-cell office:value-type="float" office:value="34884.4505346133">
            <text:p>34884.4505346133</text:p>
          </table:table-cell>
          <table:table-cell office:value-type="float" office:value="2546">
            <text:p>2546</text:p>
          </table:table-cell>
          <table:table-cell office:value-type="float" office:value="4.90947809956214">
            <text:p>4.90947809956214</text:p>
          </table:table-cell>
          <table:table-cell office:value-type="string" office:value="">
            <text:p/>
          </table:table-cell>
          <table:table-cell office:value-type="float" office:value="12805.1096086908">
            <text:p>12805.1096086908</text:p>
          </table:table-cell>
          <table:table-cell office:value-type="float" office:value="100.517019820207">
            <text:p>100.517019820207</text:p>
          </table:table-cell>
          <table:table-cell office:value-type="float" office:value="0.32005028284098">
            <text:p>0.32005028284098</text:p>
          </table:table-cell>
          <table:table-cell office:value-type="float" office:value="0.0707868572218331">
            <text:p>0.07078685722183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9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451468392854">
            <text:p>905.451468392854</text:p>
          </table:table-cell>
          <table:table-cell office:value-type="float" office:value="34865.770506114">
            <text:p>34865.770506114</text:p>
          </table:table-cell>
          <table:table-cell office:value-type="float" office:value="13358">
            <text:p>13358</text:p>
          </table:table-cell>
          <table:table-cell office:value-type="float" office:value="61.9087490184857">
            <text:p>61.9087490184857</text:p>
          </table:table-cell>
          <table:table-cell office:value-type="string" office:value="">
            <text:p/>
          </table:table-cell>
          <table:table-cell office:value-type="float" office:value="14188.356510334">
            <text:p>14188.356510334</text:p>
          </table:table-cell>
          <table:table-cell office:value-type="float" office:value="839.574170190142">
            <text:p>839.574170190142</text:p>
          </table:table-cell>
          <table:table-cell office:value-type="float" office:value="0.476034353729375">
            <text:p>0.476034353729375</text:p>
          </table:table-cell>
          <table:table-cell office:value-type="float" office:value="0.0638165151639214">
            <text:p>0.06381651516392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45660811844">
            <text:p>906.45660811844</text:p>
          </table:table-cell>
          <table:table-cell office:value-type="float" office:value="34884.8906406358">
            <text:p>34884.8906406358</text:p>
          </table:table-cell>
          <table:table-cell office:value-type="float" office:value="6217">
            <text:p>6217</text:p>
          </table:table-cell>
          <table:table-cell office:value-type="float" office:value="25.2062007236741">
            <text:p>25.2062007236741</text:p>
          </table:table-cell>
          <table:table-cell office:value-type="string" office:value="">
            <text:p/>
          </table:table-cell>
          <table:table-cell office:value-type="float" office:value="14404.8417559104">
            <text:p>14404.8417559104</text:p>
          </table:table-cell>
          <table:table-cell office:value-type="float" office:value="353.763985412185">
            <text:p>353.763985412185</text:p>
          </table:table-cell>
          <table:table-cell office:value-type="float" office:value="0.221553045151634">
            <text:p>0.221553045151634</text:p>
          </table:table-cell>
          <table:table-cell office:value-type="float" office:value="0.0629272173536037">
            <text:p>0.062927217353603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457698768364">
            <text:p>907.457698768364</text:p>
          </table:table-cell>
          <table:table-cell office:value-type="float" office:value="34903.9231725368">
            <text:p>34903.9231725368</text:p>
          </table:table-cell>
          <table:table-cell office:value-type="float" office:value="2582">
            <text:p>2582</text:p>
          </table:table-cell>
          <table:table-cell office:value-type="float" office:value="6.31305254165606">
            <text:p>6.31305254165606</text:p>
          </table:table-cell>
          <table:table-cell office:value-type="string" office:value="">
            <text:p/>
          </table:table-cell>
          <table:table-cell office:value-type="float" office:value="15491.2181082627">
            <text:p>15491.2181082627</text:p>
          </table:table-cell>
          <table:table-cell office:value-type="float" office:value="94.6040206510763">
            <text:p>94.6040206510763</text:p>
          </table:table-cell>
          <table:table-cell office:value-type="float" office:value="0.0920138270197071">
            <text:p>0.0920138270197071</text:p>
          </table:table-cell>
          <table:table-cell office:value-type="float" office:value="0.0585788472169497">
            <text:p>0.058578847216949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10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470842689843">
            <text:p>905.470842689843</text:p>
          </table:table-cell>
          <table:table-cell office:value-type="float" office:value="34866.1391517734">
            <text:p>34866.1391517734</text:p>
          </table:table-cell>
          <table:table-cell office:value-type="float" office:value="4353">
            <text:p>4353</text:p>
          </table:table-cell>
          <table:table-cell office:value-type="float" office:value="18.2894657071216">
            <text:p>18.2894657071216</text:p>
          </table:table-cell>
          <table:table-cell office:value-type="string" office:value="">
            <text:p/>
          </table:table-cell>
          <table:table-cell office:value-type="float" office:value="11897.7004795555">
            <text:p>11897.7004795555</text:p>
          </table:table-cell>
          <table:table-cell office:value-type="float" office:value="249.88758900185">
            <text:p>249.88758900185</text:p>
          </table:table-cell>
          <table:table-cell office:value-type="float" office:value="0.438236182422229">
            <text:p>0.438236182422229</text:p>
          </table:table-cell>
          <table:table-cell office:value-type="float" office:value="0.0761046930241491">
            <text:p>0.07610469302414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474439491636">
            <text:p>906.474439491636</text:p>
          </table:table-cell>
          <table:table-cell office:value-type="float" office:value="34885.2297393823">
            <text:p>34885.2297393823</text:p>
          </table:table-cell>
          <table:table-cell office:value-type="float" office:value="2481">
            <text:p>2481</text:p>
          </table:table-cell>
          <table:table-cell office:value-type="float" office:value="7.1809766777129">
            <text:p>7.1809766777129</text:p>
          </table:table-cell>
          <table:table-cell office:value-type="string" office:value="">
            <text:p/>
          </table:table-cell>
          <table:table-cell office:value-type="float" office:value="13940.3025840091">
            <text:p>13940.3025840091</text:p>
          </table:table-cell>
          <table:table-cell office:value-type="float" office:value="101.991025703075">
            <text:p>101.991025703075</text:p>
          </table:table-cell>
          <table:table-cell office:value-type="float" office:value="0.249773482331622">
            <text:p>0.249773482331622</text:p>
          </table:table-cell>
          <table:table-cell office:value-type="float" office:value="0.0650254493422153">
            <text:p>0.065025449342215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1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11605603961">
            <text:p>905.311605603961</text:p>
          </table:table-cell>
          <table:table-cell office:value-type="float" office:value="34863.1091405452">
            <text:p>34863.1091405452</text:p>
          </table:table-cell>
          <table:table-cell office:value-type="float" office:value="4644">
            <text:p>4644</text:p>
          </table:table-cell>
          <table:table-cell office:value-type="float" office:value="21.3197387060979">
            <text:p>21.3197387060979</text:p>
          </table:table-cell>
          <table:table-cell office:value-type="string" office:value="">
            <text:p/>
          </table:table-cell>
          <table:table-cell office:value-type="float" office:value="14856.8260628964">
            <text:p>14856.8260628964</text:p>
          </table:table-cell>
          <table:table-cell office:value-type="float" office:value="267.902866181409">
            <text:p>267.902866181409</text:p>
          </table:table-cell>
          <table:table-cell office:value-type="float" office:value="0.297730478266444">
            <text:p>0.297730478266444</text:p>
          </table:table-cell>
          <table:table-cell office:value-type="float" office:value="0.0609357343063266">
            <text:p>0.06093573430632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12422468086">
            <text:p>906.312422468086</text:p>
          </table:table-cell>
          <table:table-cell office:value-type="float" office:value="34882.148542922">
            <text:p>34882.148542922</text:p>
          </table:table-cell>
          <table:table-cell office:value-type="float" office:value="2428">
            <text:p>2428</text:p>
          </table:table-cell>
          <table:table-cell office:value-type="float" office:value="7.52797894376114">
            <text:p>7.52797894376114</text:p>
          </table:table-cell>
          <table:table-cell office:value-type="string" office:value="">
            <text:p/>
          </table:table-cell>
          <table:table-cell office:value-type="float" office:value="14314.1460703972">
            <text:p>14314.1460703972</text:p>
          </table:table-cell>
          <table:table-cell office:value-type="float" office:value="99.2647776808755">
            <text:p>99.2647776808755</text:p>
          </table:table-cell>
          <table:table-cell office:value-type="float" office:value="0.155660982177202">
            <text:p>0.155660982177202</text:p>
          </table:table-cell>
          <table:table-cell office:value-type="float" office:value="0.0633158567762848">
            <text:p>0.063315856776284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1', '1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905.73790491905">
            <text:p>1905.73790491905</text:p>
          </table:table-cell>
          <table:table-cell office:value-type="float" office:value="50385.2287741665">
            <text:p>50385.2287741665</text:p>
          </table:table-cell>
          <table:table-cell office:value-type="float" office:value="1956">
            <text:p>1956</text:p>
          </table:table-cell>
          <table:table-cell office:value-type="float" office:value="6.25657598520336">
            <text:p>6.25657598520336</text:p>
          </table:table-cell>
          <table:table-cell office:value-type="string" office:value="">
            <text:p/>
          </table:table-cell>
          <table:table-cell office:value-type="float" office:value="19197.1279631023">
            <text:p>19197.1279631023</text:p>
          </table:table-cell>
          <table:table-cell office:value-type="float" office:value="96.1303153363241">
            <text:p>96.1303153363241</text:p>
          </table:table-cell>
          <table:table-cell office:value-type="float" office:value="0.125400692396461">
            <text:p>0.125400692396461</text:p>
          </table:table-cell>
          <table:table-cell office:value-type="float" office:value="0.0992720321801244">
            <text:p>0.09927203218012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06.73703601748">
            <text:p>1906.73703601748</text:p>
          </table:table-cell>
          <table:table-cell office:value-type="float" office:value="50398.3110041617">
            <text:p>50398.3110041617</text:p>
          </table:table-cell>
          <table:table-cell office:value-type="float" office:value="2005">
            <text:p>2005</text:p>
          </table:table-cell>
          <table:table-cell office:value-type="float" office:value="6.62069874140399">
            <text:p>6.62069874140399</text:p>
          </table:table-cell>
          <table:table-cell office:value-type="string" office:value="">
            <text:p/>
          </table:table-cell>
          <table:table-cell office:value-type="float" office:value="16586.5658189369">
            <text:p>16586.5658189369</text:p>
          </table:table-cell>
          <table:table-cell office:value-type="float" office:value="117.320717137441">
            <text:p>117.320717137441</text:p>
          </table:table-cell>
          <table:table-cell office:value-type="float" office:value="0.128542120784716">
            <text:p>0.128542120784716</text:p>
          </table:table-cell>
          <table:table-cell office:value-type="float" office:value="0.114956709956232">
            <text:p>0.1149567099562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2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3107045907">
            <text:p>905.33107045907</text:p>
          </table:table-cell>
          <table:table-cell office:value-type="float" office:value="34863.4795380277">
            <text:p>34863.4795380277</text:p>
          </table:table-cell>
          <table:table-cell office:value-type="float" office:value="20096">
            <text:p>20096</text:p>
          </table:table-cell>
          <table:table-cell office:value-type="float" office:value="112.860254801622">
            <text:p>112.860254801622</text:p>
          </table:table-cell>
          <table:table-cell office:value-type="string" office:value="">
            <text:p/>
          </table:table-cell>
          <table:table-cell office:value-type="float" office:value="13877.4222039348">
            <text:p>13877.4222039348</text:p>
          </table:table-cell>
          <table:table-cell office:value-type="float" office:value="1358.5894620575">
            <text:p>1358.5894620575</text:p>
          </table:table-cell>
          <table:table-cell office:value-type="float" office:value="0.677339984495602">
            <text:p>0.677339984495602</text:p>
          </table:table-cell>
          <table:table-cell office:value-type="float" office:value="0.0652376974019262">
            <text:p>0.06523769740192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34713917176">
            <text:p>906.334713917176</text:p>
          </table:table-cell>
          <table:table-cell office:value-type="float" office:value="34882.5724921534">
            <text:p>34882.5724921534</text:p>
          </table:table-cell>
          <table:table-cell office:value-type="float" office:value="8854">
            <text:p>8854</text:p>
          </table:table-cell>
          <table:table-cell office:value-type="float" office:value="45.4440291526416">
            <text:p>45.4440291526416</text:p>
          </table:table-cell>
          <table:table-cell office:value-type="string" office:value="">
            <text:p/>
          </table:table-cell>
          <table:table-cell office:value-type="float" office:value="13894.915133036">
            <text:p>13894.915133036</text:p>
          </table:table-cell>
          <table:table-cell office:value-type="float" office:value="544.369090734852">
            <text:p>544.369090734852</text:p>
          </table:table-cell>
          <table:table-cell office:value-type="float" office:value="0.298425966497017">
            <text:p>0.298425966497017</text:p>
          </table:table-cell>
          <table:table-cell office:value-type="float" office:value="0.0652277977403628">
            <text:p>0.06522779774036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33942808489">
            <text:p>907.333942808489</text:p>
          </table:table-cell>
          <table:table-cell office:value-type="float" office:value="34901.5709207305">
            <text:p>34901.5709207305</text:p>
          </table:table-cell>
          <table:table-cell office:value-type="float" office:value="3388">
            <text:p>3388</text:p>
          </table:table-cell>
          <table:table-cell office:value-type="float" office:value="12.6565276969834">
            <text:p>12.6565276969834</text:p>
          </table:table-cell>
          <table:table-cell office:value-type="string" office:value="">
            <text:p/>
          </table:table-cell>
          <table:table-cell office:value-type="float" office:value="13943.9773708312">
            <text:p>13943.9773708312</text:p>
          </table:table-cell>
          <table:table-cell office:value-type="float" office:value="167.024755177173">
            <text:p>167.024755177173</text:p>
          </table:table-cell>
          <table:table-cell office:value-type="float" office:value="0.114193265698204">
            <text:p>0.114193265698204</text:p>
          </table:table-cell>
          <table:table-cell office:value-type="float" office:value="0.0650699523298499">
            <text:p>0.065069952329849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3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45657935417">
            <text:p>905.345657935417</text:p>
          </table:table-cell>
          <table:table-cell office:value-type="float" office:value="34863.7571210591">
            <text:p>34863.7571210591</text:p>
          </table:table-cell>
          <table:table-cell office:value-type="float" office:value="15136">
            <text:p>15136</text:p>
          </table:table-cell>
          <table:table-cell office:value-type="float" office:value="72.189403951265">
            <text:p>72.189403951265</text:p>
          </table:table-cell>
          <table:table-cell office:value-type="string" office:value="">
            <text:p/>
          </table:table-cell>
          <table:table-cell office:value-type="float" office:value="14214.0992161941">
            <text:p>14214.0992161941</text:p>
          </table:table-cell>
          <table:table-cell office:value-type="float" office:value="1012.77714152572">
            <text:p>1012.77714152572</text:p>
          </table:table-cell>
          <table:table-cell office:value-type="float" office:value="0.680330816253146">
            <text:p>0.680330816253146</text:p>
          </table:table-cell>
          <table:table-cell office:value-type="float" office:value="0.0636934950407522">
            <text:p>0.063693495040752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4645051005">
            <text:p>906.34645051005</text:p>
          </table:table-cell>
          <table:table-cell office:value-type="float" office:value="34882.7957020758">
            <text:p>34882.7957020758</text:p>
          </table:table-cell>
          <table:table-cell office:value-type="float" office:value="6647">
            <text:p>6647</text:p>
          </table:table-cell>
          <table:table-cell office:value-type="float" office:value="27.9527175630666">
            <text:p>27.9527175630666</text:p>
          </table:table-cell>
          <table:table-cell office:value-type="string" office:value="">
            <text:p/>
          </table:table-cell>
          <table:table-cell office:value-type="float" office:value="14137.0641965576">
            <text:p>14137.0641965576</text:p>
          </table:table-cell>
          <table:table-cell office:value-type="float" office:value="387.946182802399">
            <text:p>387.946182802399</text:p>
          </table:table-cell>
          <table:table-cell office:value-type="float" office:value="0.298768428622798">
            <text:p>0.298768428622798</text:p>
          </table:table-cell>
          <table:table-cell office:value-type="float" office:value="0.0641113627206096">
            <text:p>0.064111362720609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5228409095">
            <text:p>907.35228409095</text:p>
          </table:table-cell>
          <table:table-cell office:value-type="float" office:value="34901.9195469568">
            <text:p>34901.9195469568</text:p>
          </table:table-cell>
          <table:table-cell office:value-type="float" office:value="2851">
            <text:p>2851</text:p>
          </table:table-cell>
          <table:table-cell office:value-type="float" office:value="8.16346361851527">
            <text:p>8.16346361851527</text:p>
          </table:table-cell>
          <table:table-cell office:value-type="string" office:value="">
            <text:p/>
          </table:table-cell>
          <table:table-cell office:value-type="float" office:value="13970.6166137033">
            <text:p>13970.6166137033</text:p>
          </table:table-cell>
          <table:table-cell office:value-type="float" office:value="114.485968503003">
            <text:p>114.485968503003</text:p>
          </table:table-cell>
          <table:table-cell office:value-type="float" office:value="0.128146350233729">
            <text:p>0.128146350233729</text:p>
          </table:table-cell>
          <table:table-cell office:value-type="float" office:value="0.064947189460554">
            <text:p>0.06494718946055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4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71596403525">
            <text:p>905.371596403525</text:p>
          </table:table-cell>
          <table:table-cell office:value-type="float" office:value="34864.2506949655">
            <text:p>34864.2506949655</text:p>
          </table:table-cell>
          <table:table-cell office:value-type="float" office:value="23198">
            <text:p>23198</text:p>
          </table:table-cell>
          <table:table-cell office:value-type="float" office:value="129.039900973166">
            <text:p>129.039900973166</text:p>
          </table:table-cell>
          <table:table-cell office:value-type="string" office:value="">
            <text:p/>
          </table:table-cell>
          <table:table-cell office:value-type="float" office:value="11984.3303890239">
            <text:p>11984.3303890239</text:p>
          </table:table-cell>
          <table:table-cell office:value-type="float" office:value="1835.99248848224">
            <text:p>1835.99248848224</text:p>
          </table:table-cell>
          <table:table-cell office:value-type="float" office:value="0.676326530612245">
            <text:p>0.676326530612245</text:p>
          </table:table-cell>
          <table:table-cell office:value-type="float" office:value="0.0755462814370276">
            <text:p>0.07554628143702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76900814956">
            <text:p>906.376900814956</text:p>
          </table:table-cell>
          <table:table-cell office:value-type="float" office:value="34883.3748080257">
            <text:p>34883.3748080257</text:p>
          </table:table-cell>
          <table:table-cell office:value-type="float" office:value="10272">
            <text:p>10272</text:p>
          </table:table-cell>
          <table:table-cell office:value-type="float" office:value="52.8620804471344">
            <text:p>52.8620804471344</text:p>
          </table:table-cell>
          <table:table-cell office:value-type="string" office:value="">
            <text:p/>
          </table:table-cell>
          <table:table-cell office:value-type="float" office:value="11848.9689857943">
            <text:p>11848.9689857943</text:p>
          </table:table-cell>
          <table:table-cell office:value-type="float" office:value="771.251514774466">
            <text:p>771.251514774466</text:p>
          </table:table-cell>
          <table:table-cell office:value-type="float" office:value="0.299475218658892">
            <text:p>0.299475218658892</text:p>
          </table:table-cell>
          <table:table-cell office:value-type="float" office:value="0.0764941575846478">
            <text:p>0.07649415758464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80166002741">
            <text:p>907.380166002741</text:p>
          </table:table-cell>
          <table:table-cell office:value-type="float" office:value="34902.4495121531">
            <text:p>34902.4495121531</text:p>
          </table:table-cell>
          <table:table-cell office:value-type="float" office:value="4114">
            <text:p>4114</text:p>
          </table:table-cell>
          <table:table-cell office:value-type="float" office:value="16.5656630716711">
            <text:p>16.5656630716711</text:p>
          </table:table-cell>
          <table:table-cell office:value-type="string" office:value="">
            <text:p/>
          </table:table-cell>
          <table:table-cell office:value-type="float" office:value="11731.6782157066">
            <text:p>11731.6782157066</text:p>
          </table:table-cell>
          <table:table-cell office:value-type="float" office:value="235.674208115346">
            <text:p>235.674208115346</text:p>
          </table:table-cell>
          <table:table-cell office:value-type="float" office:value="0.119941690962099">
            <text:p>0.119941690962099</text:p>
          </table:table-cell>
          <table:table-cell office:value-type="float" office:value="0.0773444471727771">
            <text:p>0.07734444717277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8.38743027162">
            <text:p>908.38743027162</text:p>
          </table:table-cell>
          <table:table-cell office:value-type="float" office:value="34921.5895979869">
            <text:p>34921.5895979869</text:p>
          </table:table-cell>
          <table:table-cell office:value-type="float" office:value="2052">
            <text:p>2052</text:p>
          </table:table-cell>
          <table:table-cell office:value-type="float" office:value="4.40987075399339">
            <text:p>4.40987075399339</text:p>
          </table:table-cell>
          <table:table-cell office:value-type="string" office:value="">
            <text:p/>
          </table:table-cell>
          <table:table-cell office:value-type="float" office:value="14814.0561572832">
            <text:p>14814.0561572832</text:p>
          </table:table-cell>
          <table:table-cell office:value-type="float" office:value="59.9055021003635">
            <text:p>59.9055021003635</text:p>
          </table:table-cell>
          <table:table-cell office:value-type="float" office:value="0.0598250728862974">
            <text:p>0.0598250728862974</text:p>
          </table:table-cell>
          <table:table-cell office:value-type="float" office:value="0.0613192916664502">
            <text:p>0.06131929166645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F5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77060326585">
            <text:p>905.377060326585</text:p>
          </table:table-cell>
          <table:table-cell office:value-type="float" office:value="34864.3546651133">
            <text:p>34864.3546651133</text:p>
          </table:table-cell>
          <table:table-cell office:value-type="float" office:value="10792">
            <text:p>10792</text:p>
          </table:table-cell>
          <table:table-cell office:value-type="float" office:value="53.3462600711224">
            <text:p>53.3462600711224</text:p>
          </table:table-cell>
          <table:table-cell office:value-type="string" office:value="">
            <text:p/>
          </table:table-cell>
          <table:table-cell office:value-type="float" office:value="13872.8984690925">
            <text:p>13872.8984690925</text:p>
          </table:table-cell>
          <table:table-cell office:value-type="float" office:value="696.841882960164">
            <text:p>696.841882960164</text:p>
          </table:table-cell>
          <table:table-cell office:value-type="float" office:value="0.563933740920729">
            <text:p>0.563933740920729</text:p>
          </table:table-cell>
          <table:table-cell office:value-type="float" office:value="0.0652622854801166">
            <text:p>0.06526228548011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81783751204">
            <text:p>906.381783751204</text:p>
          </table:table-cell>
          <table:table-cell office:value-type="float" office:value="34883.4676711272">
            <text:p>34883.4676711272</text:p>
          </table:table-cell>
          <table:table-cell office:value-type="float" office:value="5125">
            <text:p>5125</text:p>
          </table:table-cell>
          <table:table-cell office:value-type="float" office:value="21.5317146459201">
            <text:p>21.5317146459201</text:p>
          </table:table-cell>
          <table:table-cell office:value-type="string" office:value="">
            <text:p/>
          </table:table-cell>
          <table:table-cell office:value-type="float" office:value="13830.808737007">
            <text:p>13830.808737007</text:p>
          </table:table-cell>
          <table:table-cell office:value-type="float" office:value="295.857980992824">
            <text:p>295.857980992824</text:p>
          </table:table-cell>
          <table:table-cell office:value-type="float" office:value="0.267805821184094">
            <text:p>0.267805821184094</text:p>
          </table:table-cell>
          <table:table-cell office:value-type="float" office:value="0.0655335346606307">
            <text:p>0.06553353466063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77981447689">
            <text:p>907.377981447689</text:p>
          </table:table-cell>
          <table:table-cell office:value-type="float" office:value="34902.4079895372">
            <text:p>34902.4079895372</text:p>
          </table:table-cell>
          <table:table-cell office:value-type="float" office:value="2629">
            <text:p>2629</text:p>
          </table:table-cell>
          <table:table-cell office:value-type="float" office:value="7.51755427486313">
            <text:p>7.51755427486313</text:p>
          </table:table-cell>
          <table:table-cell office:value-type="string" office:value="">
            <text:p/>
          </table:table-cell>
          <table:table-cell office:value-type="float" office:value="16288.2837621612">
            <text:p>16288.2837621612</text:p>
          </table:table-cell>
          <table:table-cell office:value-type="float" office:value="83.9343272423445">
            <text:p>83.9343272423445</text:p>
          </table:table-cell>
          <table:table-cell office:value-type="float" office:value="0.137377854418143">
            <text:p>0.137377854418143</text:p>
          </table:table-cell>
          <table:table-cell office:value-type="float" office:value="0.0557074026150985">
            <text:p>0.05570740261509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161803243302">
            <text:p>905.3161803243302</text:p>
          </table:table-cell>
          <table:table-cell office:value-type="float" office:value="34863.19619343599">
            <text:p>34863.19619343599</text:p>
          </table:table-cell>
          <table:table-cell office:value-type="float" office:value="22454">
            <text:p>22454</text:p>
          </table:table-cell>
          <table:table-cell office:value-type="float" office:value="110.29081068889622">
            <text:p>110.29081068889622</text:p>
          </table:table-cell>
          <table:table-cell office:value-type="string" office:value="">
            <text:p/>
          </table:table-cell>
          <table:table-cell office:value-type="float" office:value="14361.10396101952">
            <text:p>14361.10396101952</text:p>
          </table:table-cell>
          <table:table-cell office:value-type="float" office:value="1483.3175539366928">
            <text:p>1483.3175539366928</text:p>
          </table:table-cell>
          <table:table-cell office:value-type="float" office:value="0.1189042633750086">
            <text:p>0.1189042633750086</text:p>
          </table:table-cell>
          <table:table-cell office:value-type="float" office:value="0.06303945593469962">
            <text:p>0.063039455934699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207361221157">
            <text:p>906.3207361221157</text:p>
          </table:table-cell>
          <table:table-cell office:value-type="float" office:value="34882.3066565049">
            <text:p>34882.3066565049</text:p>
          </table:table-cell>
          <table:table-cell office:value-type="float" office:value="9482">
            <text:p>9482</text:p>
          </table:table-cell>
          <table:table-cell office:value-type="float" office:value="43.069286681155155">
            <text:p>43.069286681155155</text:p>
          </table:table-cell>
          <table:table-cell office:value-type="string" office:value="">
            <text:p/>
          </table:table-cell>
          <table:table-cell office:value-type="float" office:value="14430.457423505432">
            <text:p>14430.457423505432</text:p>
          </table:table-cell>
          <table:table-cell office:value-type="float" office:value="601.3912104530823">
            <text:p>601.3912104530823</text:p>
          </table:table-cell>
          <table:table-cell office:value-type="float" office:value="0.050211553635068656">
            <text:p>0.050211553635068656</text:p>
          </table:table-cell>
          <table:table-cell office:value-type="float" office:value="0.06280609890063715">
            <text:p>0.0628060989006371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200654540655">
            <text:p>907.3200654540655</text:p>
          </table:table-cell>
          <table:table-cell office:value-type="float" office:value="34901.30714131107">
            <text:p>34901.30714131107</text:p>
          </table:table-cell>
          <table:table-cell office:value-type="float" office:value="3572">
            <text:p>3572</text:p>
          </table:table-cell>
          <table:table-cell office:value-type="float" office:value="12.435512430100628">
            <text:p>12.435512430100628</text:p>
          </table:table-cell>
          <table:table-cell office:value-type="string" office:value="">
            <text:p/>
          </table:table-cell>
          <table:table-cell office:value-type="float" office:value="15218.116352160425">
            <text:p>15218.116352160425</text:p>
          </table:table-cell>
          <table:table-cell office:value-type="float" office:value="166.53584419324167">
            <text:p>166.53584419324167</text:p>
          </table:table-cell>
          <table:table-cell office:value-type="float" office:value="0.01891538384143274">
            <text:p>0.01891538384143274</text:p>
          </table:table-cell>
          <table:table-cell office:value-type="float" office:value="0.059621049311090246">
            <text:p>0.0596210493110902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2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368892806855">
            <text:p>905.3368892806855</text:p>
          </table:table-cell>
          <table:table-cell office:value-type="float" office:value="34863.5902638334">
            <text:p>34863.5902638334</text:p>
          </table:table-cell>
          <table:table-cell office:value-type="float" office:value="4666">
            <text:p>4666</text:p>
          </table:table-cell>
          <table:table-cell office:value-type="float" office:value="18.54163376460672">
            <text:p>18.54163376460672</text:p>
          </table:table-cell>
          <table:table-cell office:value-type="string" office:value="">
            <text:p/>
          </table:table-cell>
          <table:table-cell office:value-type="float" office:value="15447.400829911016">
            <text:p>15447.400829911016</text:p>
          </table:table-cell>
          <table:table-cell office:value-type="float" office:value="240.8109716794258">
            <text:p>240.8109716794258</text:p>
          </table:table-cell>
          <table:table-cell office:value-type="float" office:value="0.15866970449212772">
            <text:p>0.15866970449212772</text:p>
          </table:table-cell>
          <table:table-cell office:value-type="float" office:value="0.058607716550454825">
            <text:p>0.05860771655045482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371477756419">
            <text:p>906.3371477756419</text:p>
          </table:table-cell>
          <table:table-cell office:value-type="float" office:value="34882.61878009788">
            <text:p>34882.61878009788</text:p>
          </table:table-cell>
          <table:table-cell office:value-type="float" office:value="2708">
            <text:p>2708</text:p>
          </table:table-cell>
          <table:table-cell office:value-type="float" office:value="8.391583864236077">
            <text:p>8.391583864236077</text:p>
          </table:table-cell>
          <table:table-cell office:value-type="string" office:value="">
            <text:p/>
          </table:table-cell>
          <table:table-cell office:value-type="float" office:value="16925.687004845626">
            <text:p>16925.687004845626</text:p>
          </table:table-cell>
          <table:table-cell office:value-type="float" office:value="99.23560682335625">
            <text:p>99.23560682335625</text:p>
          </table:table-cell>
          <table:table-cell office:value-type="float" office:value="0.09208691808072908">
            <text:p>0.09208691808072908</text:p>
          </table:table-cell>
          <table:table-cell office:value-type="float" office:value="0.053548027179999735">
            <text:p>0.0535480271799997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3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539605844428">
            <text:p>905.3539605844428</text:p>
          </table:table-cell>
          <table:table-cell office:value-type="float" office:value="34863.91510999431">
            <text:p>34863.91510999431</text:p>
          </table:table-cell>
          <table:table-cell office:value-type="float" office:value="15671">
            <text:p>15671</text:p>
          </table:table-cell>
          <table:table-cell office:value-type="float" office:value="77.73756421774543">
            <text:p>77.73756421774543</text:p>
          </table:table-cell>
          <table:table-cell office:value-type="string" office:value="">
            <text:p/>
          </table:table-cell>
          <table:table-cell office:value-type="float" office:value="13771.103309307784">
            <text:p>13771.103309307784</text:p>
          </table:table-cell>
          <table:table-cell office:value-type="float" office:value="1047.7282281399164">
            <text:p>1047.7282281399164</text:p>
          </table:table-cell>
          <table:table-cell office:value-type="float" office:value="0.13893715866373502">
            <text:p>0.13893715866373502</text:p>
          </table:table-cell>
          <table:table-cell office:value-type="float" office:value="0.06574302292631273">
            <text:p>0.065743022926312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554721756674">
            <text:p>906.3554721756674</text:p>
          </table:table-cell>
          <table:table-cell office:value-type="float" office:value="34882.96727773877">
            <text:p>34882.96727773877</text:p>
          </table:table-cell>
          <table:table-cell office:value-type="float" office:value="7092">
            <text:p>7092</text:p>
          </table:table-cell>
          <table:table-cell office:value-type="float" office:value="32.06881664997556">
            <text:p>32.06881664997556</text:p>
          </table:table-cell>
          <table:table-cell office:value-type="string" office:value="">
            <text:p/>
          </table:table-cell>
          <table:table-cell office:value-type="float" office:value="14438.61774202868">
            <text:p>14438.61774202868</text:p>
          </table:table-cell>
          <table:table-cell office:value-type="float" office:value="421.2509105122953">
            <text:p>421.2509105122953</text:p>
          </table:table-cell>
          <table:table-cell office:value-type="float" office:value="0.06287679977303355">
            <text:p>0.06287679977303355</text:p>
          </table:table-cell>
          <table:table-cell office:value-type="float" office:value="0.06277300835643018">
            <text:p>0.062773008356430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577677448964">
            <text:p>907.3577677448964</text:p>
          </table:table-cell>
          <table:table-cell office:value-type="float" office:value="34902.023778107636">
            <text:p>34902.023778107636</text:p>
          </table:table-cell>
          <table:table-cell office:value-type="float" office:value="2632">
            <text:p>2632</text:p>
          </table:table-cell>
          <table:table-cell office:value-type="float" office:value="8.320404084768935">
            <text:p>8.320404084768935</text:p>
          </table:table-cell>
          <table:table-cell office:value-type="string" office:value="">
            <text:p/>
          </table:table-cell>
          <table:table-cell office:value-type="float" office:value="14102.542378876706">
            <text:p>14102.542378876706</text:p>
          </table:table-cell>
          <table:table-cell office:value-type="float" office:value="117.81230739232154">
            <text:p>117.81230739232154</text:p>
          </table:table-cell>
          <table:table-cell office:value-type="float" office:value="0.023334988297042343">
            <text:p>0.023334988297042343</text:p>
          </table:table-cell>
          <table:table-cell office:value-type="float" office:value="0.06434001354989505">
            <text:p>0.0643400135498950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3', '1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905.8357398615333">
            <text:p>1905.8357398615333</text:p>
          </table:table-cell>
          <table:table-cell office:value-type="float" office:value="50386.50993849521">
            <text:p>50386.50993849521</text:p>
          </table:table-cell>
          <table:table-cell office:value-type="float" office:value="1655">
            <text:p>1655</text:p>
          </table:table-cell>
          <table:table-cell office:value-type="float" office:value="4.126475791707838">
            <text:p>4.126475791707838</text:p>
          </table:table-cell>
          <table:table-cell office:value-type="string" office:value="">
            <text:p/>
          </table:table-cell>
          <table:table-cell office:value-type="float" office:value="22825.822730121265">
            <text:p>22825.822730121265</text:p>
          </table:table-cell>
          <table:table-cell office:value-type="float" office:value="71.02468131057552">
            <text:p>71.02468131057552</text:p>
          </table:table-cell>
          <table:table-cell office:value-type="float" office:value="0.014673026455777005">
            <text:p>0.014673026455777005</text:p>
          </table:table-cell>
          <table:table-cell office:value-type="float" office:value="0.08349472272675484">
            <text:p>0.083494722726754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4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689492403208">
            <text:p>905.3689492403208</text:p>
          </table:table-cell>
          <table:table-cell office:value-type="float" office:value="34864.20032336154">
            <text:p>34864.20032336154</text:p>
          </table:table-cell>
          <table:table-cell office:value-type="float" office:value="10731">
            <text:p>10731</text:p>
          </table:table-cell>
          <table:table-cell office:value-type="float" office:value="54.81084376609568">
            <text:p>54.81084376609568</text:p>
          </table:table-cell>
          <table:table-cell office:value-type="string" office:value="">
            <text:p/>
          </table:table-cell>
          <table:table-cell office:value-type="float" office:value="15604.85280955936">
            <text:p>15604.85280955936</text:p>
          </table:table-cell>
          <table:table-cell office:value-type="float" office:value="641.13080471548">
            <text:p>641.13080471548</text:p>
          </table:table-cell>
          <table:table-cell office:value-type="float" office:value="0.15198640322923307">
            <text:p>0.15198640322923307</text:p>
          </table:table-cell>
          <table:table-cell office:value-type="float" office:value="0.058018422877125886">
            <text:p>0.05801842287712588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73619891564">
            <text:p>906.373619891564</text:p>
          </table:table-cell>
          <table:table-cell office:value-type="float" office:value="34883.31241167323">
            <text:p>34883.31241167323</text:p>
          </table:table-cell>
          <table:table-cell office:value-type="float" office:value="5001">
            <text:p>5001</text:p>
          </table:table-cell>
          <table:table-cell office:value-type="float" office:value="22.31056942332942">
            <text:p>22.31056942332942</text:p>
          </table:table-cell>
          <table:table-cell office:value-type="string" office:value="">
            <text:p/>
          </table:table-cell>
          <table:table-cell office:value-type="float" office:value="15521.450377750387">
            <text:p>15521.450377750387</text:p>
          </table:table-cell>
          <table:table-cell office:value-type="float" office:value="255.6722726118098">
            <text:p>255.6722726118098</text:p>
          </table:table-cell>
          <table:table-cell office:value-type="float" office:value="0.07083067771404292">
            <text:p>0.07083067771404292</text:p>
          </table:table-cell>
          <table:table-cell office:value-type="float" office:value="0.05839490497555744">
            <text:p>0.058394904975557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707841786342">
            <text:p>907.3707841786342</text:p>
          </table:table-cell>
          <table:table-cell office:value-type="float" office:value="34902.27118812578">
            <text:p>34902.27118812578</text:p>
          </table:table-cell>
          <table:table-cell office:value-type="float" office:value="2392">
            <text:p>2392</text:p>
          </table:table-cell>
          <table:table-cell office:value-type="float" office:value="7.507843937501162">
            <text:p>7.507843937501162</text:p>
          </table:table-cell>
          <table:table-cell office:value-type="string" office:value="">
            <text:p/>
          </table:table-cell>
          <table:table-cell office:value-type="float" office:value="13963.125004492338">
            <text:p>13963.125004492338</text:p>
          </table:table-cell>
          <table:table-cell office:value-type="float" office:value="91.08034119940483">
            <text:p>91.08034119940483</text:p>
          </table:table-cell>
          <table:table-cell office:value-type="float" office:value="0.03387862049429927">
            <text:p>0.03387862049429927</text:p>
          </table:table-cell>
          <table:table-cell office:value-type="float" office:value="0.06498336037861918">
            <text:p>0.064983360378619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5', '90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905.3765153087701">
            <text:p>905.3765153087701</text:p>
          </table:table-cell>
          <table:table-cell office:value-type="float" office:value="34864.34429426718">
            <text:p>34864.34429426718</text:p>
          </table:table-cell>
          <table:table-cell office:value-type="float" office:value="21730">
            <text:p>21730</text:p>
          </table:table-cell>
          <table:table-cell office:value-type="float" office:value="120.96318523831967">
            <text:p>120.96318523831967</text:p>
          </table:table-cell>
          <table:table-cell office:value-type="string" office:value="">
            <text:p/>
          </table:table-cell>
          <table:table-cell office:value-type="float" office:value="14658.891994243513">
            <text:p>14658.891994243513</text:p>
          </table:table-cell>
          <table:table-cell office:value-type="float" office:value="1442.3981552680787">
            <text:p>1442.3981552680787</text:p>
          </table:table-cell>
          <table:table-cell office:value-type="float" office:value="0.1408085638563273">
            <text:p>0.1408085638563273</text:p>
          </table:table-cell>
          <table:table-cell office:value-type="float" office:value="0.06176295695911449">
            <text:p>0.0617629569591144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6.3807748220612">
            <text:p>906.3807748220612</text:p>
          </table:table-cell>
          <table:table-cell office:value-type="float" office:value="34883.4484834532">
            <text:p>34883.4484834532</text:p>
          </table:table-cell>
          <table:table-cell office:value-type="float" office:value="9130">
            <text:p>9130</text:p>
          </table:table-cell>
          <table:table-cell office:value-type="float" office:value="47.33491333303623">
            <text:p>47.33491333303623</text:p>
          </table:table-cell>
          <table:table-cell office:value-type="string" office:value="">
            <text:p/>
          </table:table-cell>
          <table:table-cell office:value-type="float" office:value="14810.380444654598">
            <text:p>14810.380444654598</text:p>
          </table:table-cell>
          <table:table-cell office:value-type="float" office:value="559.1059039828972">
            <text:p>559.1059039828972</text:p>
          </table:table-cell>
          <table:table-cell office:value-type="float" office:value="0.05916162853236394">
            <text:p>0.05916162853236394</text:p>
          </table:table-cell>
          <table:table-cell office:value-type="float" office:value="0.06119902039040426">
            <text:p>0.0611990203904042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07.3777592458056">
            <text:p>907.3777592458056</text:p>
          </table:table-cell>
          <table:table-cell office:value-type="float" office:value="34902.403766064075">
            <text:p>34902.403766064075</text:p>
          </table:table-cell>
          <table:table-cell office:value-type="float" office:value="3493">
            <text:p>3493</text:p>
          </table:table-cell>
          <table:table-cell office:value-type="float" office:value="14.383918627500629">
            <text:p>14.383918627500629</text:p>
          </table:table-cell>
          <table:table-cell office:value-type="string" office:value="">
            <text:p/>
          </table:table-cell>
          <table:table-cell office:value-type="float" office:value="15157.76723260978">
            <text:p>15157.76723260978</text:p>
          </table:table-cell>
          <table:table-cell office:value-type="float" office:value="160.8480362700102">
            <text:p>160.8480362700102</text:p>
          </table:table-cell>
          <table:table-cell office:value-type="float" office:value="0.02263434484814318">
            <text:p>0.02263434484814318</text:p>
          </table:table-cell>
          <table:table-cell office:value-type="float" office:value="0.05986223071784025">
            <text:p>0.0598622307178402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